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2db" officeooo:paragraph-rsid="000f72db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72db" officeooo:paragraph-rsid="000f72d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2155b" officeooo:paragraph-rsid="0012155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6a364" officeooo:paragraph-rsid="0016a36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291da" officeooo:paragraph-rsid="001291d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1291da" officeooo:paragraph-rsid="001291d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1649ae" officeooo:paragraph-rsid="001649ae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16f394" officeooo:paragraph-rsid="0016f39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109a" officeooo:paragraph-rsid="0013109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4d774" officeooo:paragraph-rsid="0014d77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649ae" officeooo:paragraph-rsid="001649ae"/>
    </style:style>
    <style:style style:name="T1" style:family="text">
      <style:text-properties officeooo:rsid="0010ea61"/>
    </style:style>
    <style:style style:name="T2" style:family="text">
      <style:text-properties officeooo:rsid="0012155b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4d774"/>
    </style:style>
    <style:style style:name="T6" style:family="text">
      <style:text-properties style:text-position="0% 100%" officeooo:rsid="00164622"/>
    </style:style>
    <style:style style:name="T7" style:family="text">
      <style:text-properties style:text-position="0% 100%" officeooo:rsid="001649ae"/>
    </style:style>
    <style:style style:name="T8" style:family="text">
      <style:text-properties style:text-position="0% 100%" officeooo:rsid="0016f394"/>
    </style:style>
    <style:style style:name="T9" style:family="text">
      <style:text-properties style:text-position="sub 58%"/>
    </style:style>
    <style:style style:name="T10" style:family="text">
      <style:text-properties officeooo:rsid="0016f3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-DICE code explanation to self</text:p>
      <text:list xml:id="list3288213471" text:style-name="L1">
        <text:list-item>
          <text:p text:style-name="P2">Domain:</text:p>
          <text:list>
            <text:list-item>
              <text:p text:style-name="P2">Multi-robot package delivery</text:p>
            </text:list-item>
            <text:list-item>
              <text:p text:style-name="P2">Team of robots retrieving form 2 base locations and transporting to 3 delivery destinations <text:span text:style-name="T1">(2 outside airspace, 1 inside)</text:span></text:p>
            </text:list-item>
            <text:list-item>
              <text:p text:style-name="P2">2 air robots, 1 ground robot</text:p>
            </text:list-item>
            <text:list-item>
              <text:p text:style-name="P2">Air robots can handle pickups and deliveries outside of airspace, while ground robot is restricted to within. <text:span text:style-name="T2">Ground robot solely responsible for dest within airspace</text:span></text:p>
            </text:list-item>
            <text:list-item>
              <text:p text:style-name="P2">Air robots can transfer to ground robot at a rendezvous point</text:p>
            </text:list-item>
            <text:list-item>
              <text:p text:style-name="P2">Each package has a size and delivery destination descriptor, observed as an environment observation o^e</text:p>
            </text:list-item>
            <text:list-item>
              <text:p text:style-name="P2">Team is rewarded only when package is delivered to correct destination</text:p>
            </text:list-item>
            <text:list-item>
              <text:p text:style-name="P3">Packages generated at bases stochastically with varying size. Small packages can be picked up by one air robot, large packages must be carried jointly</text:p>
            </text:list-item>
            <text:list-item>
              <text:p text:style-name="P3">Robots can observe an e-state, \phi. When it is 1, it signficies that another robot is at the same milestone/location, otherwise not</text:p>
            </text:list-item>
          </text:list>
        </text:list-item>
        <text:list-item>
          <text:p text:style-name="P4">Domain code</text:p>
          <text:list>
            <text:list-item>
              <text:p text:style-name="P4">Define TMAs</text:p>
            </text:list-item>
            <text:list-item>
              <text:p text:style-name="P4">Define validTMATransition table</text:p>
            </text:list-item>
          </text:list>
        </text:list-item>
        <text:list-item>
          <text:p text:style-name="P3">Observations</text:p>
          <text:list>
            <text:list-item>
              <text:p text:style-name="P3">A robot at any base location can observe local e-state x<text:span text:style-name="T3">e</text:span><text:span text:style-name="T4">=(packageSize{0,1,2}, packageDest{d1,d2,d</text:span><text:span text:style-name="T9">r</text:span><text:span text:style-name="T4">}, robotAvailability{0,1}</text:span></text:p>
            </text:list-item>
            <text:list-item>
              <text:p text:style-name="P5"><text:span text:style-name="T4">A robot at rendezvous location observes x</text:span><text:span text:style-name="T3">e</text:span><text:span text:style-name="T4"> = robotAvailability</text:span></text:p>
            </text:list-item>
          </text:list>
        </text:list-item>
        <text:list-item>
          <text:p text:style-name="P6">TMAs</text:p>
          <text:list>
            <text:list-item>
              <text:p text:style-name="P6">Constructed beforehand</text:p>
            </text:list-item>
            <text:list-item>
              <text:p text:style-name="P6">Fields</text:p>
              <text:list>
                <text:list-item>
                  <text:p text:style-name="P6">Index</text:p>
                </text:list-item>
                <text:list-item>
                  <text:p text:style-name="P6">Name</text:p>
                </text:list-item>
                <text:list-item>
                  <text:p text:style-name="P5"><text:span text:style-name="T4">Tau (completion time, NaN for belief nodes where this can’t be started from). </text:span><text:span text:style-name="T7">5X1 array (2 bases, 3 dest)</text:span></text:p>
                </text:list-item>
                <text:list-item>
                  <text:p text:style-name="P5"><text:span text:style-name="T4">bTerm (termination belief, NaN means same as initiation belief) </text:span><text:span text:style-name="T7">5x1 array</text:span></text:p>
                </text:list-item>
                <text:list-item>
                  <text:p text:style-name="P9"><text:span text:style-name="T4">r: TMAreward. </text:span><text:span text:style-name="T7">Init as zeros for all</text:span></text:p>
                </text:list-item>
                <text:list-item>
                  <text:p text:style-name="P9"><text:span text:style-name="T4">allowableChildTMAs (TMAs who can be started from the state reseulting from this TMA’s end</text:span><text:span text:style-name="T5">)</text:span></text:p>
                </text:list-item>
                <text:list-item>
                  <text:p text:style-name="P10"><text:span text:style-name="T5">t</text:span><text:span text:style-name="T4">auStDevParam: Normalized standard deviation of Tau. </text:span><text:span text:style-name="T6">For stochastic completion time</text:span></text:p>
                </text:list-item>
              </text:list>
            </text:list-item>
            <text:list-item>
              <text:p text:style-name="P5"><text:span text:style-name="T4">Goto Base</text:span><text:span text:style-name="T9">1</text:span><text:span text:style-name="T4"> or Base</text:span><text:span text:style-name="T9">2</text:span><text:span text:style-name="T4">: </text:span><text:span text:style-name="T7">Indices 1 and 2, can’t start from being at that base, terminated upon being in base</text:span></text:p>
            </text:list-item>
            <text:list-item>
              <text:p text:style-name="P11"><text:span text:style-name="T4">Goto Base</text:span><text:span text:style-name="T9">R</text:span><text:span text:style-name="T4">, Index 3, only from base 1 or 2</text:span></text:p>
            </text:list-item>
            <text:list-item>
              <text:p text:style-name="P11"><text:span text:style-name="T4">Goto Dest</text:span><text:span text:style-name="T9">1,2</text:span><text:span text:style-name="T4">: Indices 4,5, only from bases 1 or 2</text:span></text:p>
            </text:list-item>
            <text:list-item>
              <text:p text:style-name="P11"><text:span text:style-name="T4">Joint goto D</text:span><text:span text:style-name="T9">1,2</text:span><text:span text:style-name="T4">: Indices 6,7, only from bases 1,2, can only do TMA 11 after</text:span></text:p>
            </text:list-item>
            <text:list-item>
              <text:p text:style-name="P7">Pick up package: Index 8, only from base, endbelief=startbelief, can only be followed by 3,4,5</text:p>
            </text:list-item>
            <text:list-item>
              <text:p text:style-name="P7">Joint pickup: Index 9, only from base, endbelief=startbelief, can only do TMAs 6,7</text:p>
            </text:list-item>
            <text:list-item>
              <text:p text:style-name="P7">Put down and joint put down, indexes 10,11</text:p>
            </text:list-item>
            <text:list-item>
              <text:p text:style-name="P11"><text:span text:style-name="T4">Place package on truck </text:span><text:span text:style-name="T8">(1 ground and 1 air)</text:span><text:span text:style-name="T4">: Index 12, only from D</text:span><text:span text:style-name="T9">R</text:span><text:span text:style-name="T4">, same state, followed by going to base</text:span></text:p>
            </text:list-item>
            <text:list-item>
              <text:p text:style-name="P7">Wait <text:span text:style-name="T10">(any robot)</text:span>: Index 13, ends in same spot, can only be followed by more waiting. <text:span text:style-name="T10">Robot I is available</text:span></text:p>
            </text:list-item>
          </text:list>
        </text:list-item>
        <text:list-item>
          <text:p text:style-name="P8">Using TMAs</text:p>
          <text:list>
            <text:list-item>
              <text:p text:style-name="P8"><text:soft-page-break/>Belief space for TMA is the space of all possible probability distributions over relevant system vars</text:p>
            </text:list-item>
            <text:list-item>
              <text:p text:style-name="P8">Sample beliefs in this space, design corresponding LMAs, generate a graph of LMAs, use DP to generate TMA polic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2:46:43.084644878</meta:creation-date>
    <dc:date>2018-10-25T13:25:04.724570889</dc:date>
    <meta:editing-duration>PT31M33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2" meta:paragraph-count="39" meta:word-count="446" meta:character-count="2536" meta:non-whitespace-character-count="2167"/>
  </office:meta>
</office:document-meta>
</file>